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161in"/>
    </style:style>
    <style:style style:name="co3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kuchyně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enní místnost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pracovna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ětský pokoj I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ětský pokoj II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Ložnice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;10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 pracovna PC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</table:table>
      <table:table table:name="Svetla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</table:table-row>
      </table:table>
      <table:table table:name="Topeni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4-08-08T22:49:09.683836432</dc:date>
    <meta:editing-duration>PT1H8M11S</meta:editing-duration>
    <meta:editing-cycles>14</meta:editing-cycles>
    <meta:generator>LibreOffice/7.3.7.2$Linux_X86_64 LibreOffice_project/30$Build-2</meta:generator>
    <meta:document-statistic meta:table-count="4" meta:cell-count="685" meta:object-count="0"/>
  </office:meta>
</office:document-meta>
</file>